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paragraph-rsid="000fffa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officeooo:rsid="0011bb91" officeooo:paragraph-rsid="0011bb9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rsid="0011ca87" officeooo:paragraph-rsid="0011ca87" style:font-size-asian="12pt" style:font-size-complex="12pt"/>
    </style:style>
    <style:style style:name="P4" style:family="paragraph" style:parent-style-name="Standard" style:list-style-name="L4">
      <style:paragraph-properties fo:text-align="justify" style:justify-single-word="false"/>
      <style:text-properties officeooo:paragraph-rsid="001749b3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2pt" officeooo:paragraph-rsid="000fffac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officeooo:paragraph-rsid="001749b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paragraph-rsid="0011ca87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DejaVu Sans" fo:font-size="12pt" officeooo:paragraph-rsid="000fffa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officeooo:rsid="001749b3" officeooo:paragraph-rsid="001749b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2pt" officeooo:rsid="0011bb91" officeooo:paragraph-rsid="000fffa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2pt" officeooo:rsid="00181aba" officeooo:paragraph-rsid="00181aba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2pt" officeooo:rsid="00181aba" officeooo:paragraph-rsid="00181aba" style:font-size-asian="12pt" style:font-size-complex="12pt"/>
    </style:style>
    <style:style style:name="P13" style:family="paragraph" style:parent-style-name="Preformatted_20_Text" style:list-style-name="L4">
      <style:paragraph-properties fo:text-align="justify" style:justify-single-word="false"/>
      <style:text-properties officeooo:paragraph-rsid="00181aba"/>
    </style:style>
    <style:style style:name="P14" style:family="paragraph" style:parent-style-name="Preformatted_20_Text" style:list-style-name="L5">
      <style:paragraph-properties fo:text-align="justify" style:justify-single-word="false"/>
      <style:text-properties style:font-name="DejaVu Sans" fo:font-size="12pt" officeooo:rsid="001749b3" officeooo:paragraph-rsid="00181aba" style:font-size-asian="12pt" style:font-size-complex="12pt"/>
    </style:style>
    <style:style style:name="T1" style:family="text">
      <style:text-properties officeooo:rsid="000fffac"/>
    </style:style>
    <style:style style:name="T2" style:family="text">
      <style:text-properties officeooo:rsid="0011ca87"/>
    </style:style>
    <style:style style:name="T3" style:family="text">
      <style:text-properties officeooo:rsid="0013a65e"/>
    </style:style>
    <style:style style:name="T4" style:family="text">
      <style:text-properties officeooo:rsid="001749b3"/>
    </style:style>
    <style:style style:name="T5" style:family="text">
      <style:text-properties style:font-name="DejaVu Sans" fo:font-size="12pt" officeooo:rsid="001749b3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Editor,</text:p>
      <text:p text:style-name="P1"/>
      <text:p text:style-name="P6"><text:span text:style-name="T4">We want to thank the EPJB and the referee who read our paper and suggest important corrections to our work. </text:span>Please find enclosed the <text:span text:style-name="T4">revised </text:span>manuscript “Price response functions and spread impact in correlated financial markets” by <text:span text:style-name="T1">J.C. Henao-Londono</text:span> et al.</text:p>
      <text:p text:style-name="P1"/>
      <text:p text:style-name="P9">The following are the corrections of the three points the referee recommend us</text:p>
      <text:p text:style-name="P9">to improve.</text:p>
      <text:p text:style-name="P9"/>
      <text:list xml:id="list1213302077" text:style-name="L4">
        <text:list-item>
          <text:p text:style-name="P13"><text:span text:style-name="T5">As such, the study is for the stock price data for a particular year (2008), though the analysis is very <text:s/>detailed and impressive. However, no justification <text:s/>is given for the choice of the year, nor there is any comparison with similar data for other years. Since the world financial market, in particular that of the U.S., experienced a major housing bubble and consequent market crashes in the 2000s, a justification of the correlation study particularly for one year in this period is needed.</text:span></text:p>
          <text:p text:style-name="P4"><text:span text:style-name="T5"/></text:p>
        </text:list-item>
      </text:list>
      <text:p text:style-name="P9"><text:tab/>We add the following paragraph in Section 2:</text:p>
      <text:p text:style-name="P9"/>
      <text:p text:style-name="P9"><text:tab/>“This paper specifically addresses methodical aspects related with the <text:tab/>price response functions and spread impact in correlated financial <text:tab/>markets. Therefore, we chose the year 2008 to clarify the methodical <text:tab/>aspects we wanted to analyze. We plan to extend our results in a future <text:s/><text:tab/>paper using different years for comparing the price response functions <text:tab/>and spread impact.”</text:p>
      <text:p text:style-name="P9"/>
      <text:list xml:id="list451233938" text:style-name="L5">
        <text:list-item>
          <text:p text:style-name="P14">Perhaps the authors should compare their observations regarding correlations reported in related studies for this period; see e.g., Local Gaussian correlations in financial and commodity markets, by Q. Nga Nguyena et al., European Journal of Operational Research, Volume 285 (2020), Pages 306-323, which investigates the increased correlations between commodity and U.S. financial markets from 1992 to 2017 under a non-linear framework and studied the impact of several several significant events that shaped the 2000s.</text:p>
        </text:list-item>
      </text:list>
      <text:list xml:id="list1903253336" text:style-name="L2">
        <text:list-header>
          <text:p text:style-name="P8"/>
        </text:list-header>
      </text:list>
      <text:p text:style-name="P10"/>
      <text:p text:style-name="P7"/>
      <text:p text:style-name="P11">We expect our corrections fulfill the expectations of the referee and clarify all the concepts that were not completely clear.</text:p>
      <text:p text:style-name="P11"/>
      <text:p text:style-name="P11">Sincerely,</text:p>
      <text:p text:style-name="P11"/>
      <text:p text:style-name="P11"/>
      <text:p text:style-name="P12">Juan Camilo Henao Londo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21:15:22.233149094</meta:creation-date>
    <dc:date>2021-02-01T13:55:00.594319840</dc:date>
    <meta:editing-duration>PT9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07" meta:character-count="1957" meta:non-whitespace-character-count="1654"/>
  </office:meta>
</office:document-meta>
</file>